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5bd22"/>
    </style:style>
    <style:style style:name="P2" style:family="paragraph" style:parent-style-name="Text_20_body" style:list-style-name="L1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.2083in" fo:margin-bottom="0.1043in" style:contextual-spacing="false" style:line-height-at-least="0.2709in" fo:orphans="2" fo:widows="2" fo:text-indent="0in" style:auto-text-indent="false"/>
      <style:text-properties fo:font-variant="normal" fo:text-transform="none" fo:color="#001d35" loext:opacity="100%" style:font-name="Google Sans" fo:font-size="13.5pt" fo:letter-spacing="normal" fo:font-style="normal" fo:font-weight="bold"/>
    </style:style>
    <style:style style:name="P7" style:family="paragraph" style:parent-style-name="Text_20_body" style:list-style-name="L2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10" style:family="paragraph" style:parent-style-name="Text_20_body" style:list-style-name="L3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</style:style>
    <style:style style:name="P11" style:family="paragraph" style:parent-style-name="Text_20_body" style:list-style-name="L3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13" style:family="paragraph" style:parent-style-name="Text_20_body" style:list-style-name="L3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14" style:family="paragraph" style:parent-style-name="Standard">
      <style:text-properties officeooo:rsid="0015bd22" officeooo:paragraph-rsid="0015bd22"/>
    </style:style>
    <style:style style:name="P15" style:family="paragraph" style:parent-style-name="Standard">
      <style:text-properties fo:font-variant="normal" fo:text-transform="none" fo:color="#001d35" loext:opacity="100%" style:font-name="Google Sans" fo:font-size="13.5pt" fo:letter-spacing="normal" fo:font-style="normal" fo:font-weight="normal" officeooo:paragraph-rsid="0015bd22"/>
    </style:style>
    <style:style style:name="P16" style:family="paragraph" style:parent-style-name="Standard">
      <style:paragraph-properties fo:margin-left="0in" fo:margin-right="0in" fo:margin-top="0.2083in" fo:margin-bottom="0.1043in" style:contextual-spacing="false" style:line-height-at-least="0.2709in" fo:orphans="0" fo:widows="2" fo:text-indent="0in" style:auto-text-indent="false"/>
      <style:text-properties fo:font-variant="normal" fo:text-transform="none" fo:color="#001d35" loext:opacity="100%" style:font-name="Google Sans" fo:font-size="13.5pt" fo:letter-spacing="normal" fo:font-style="normal" fo:font-weight="bold"/>
    </style:style>
    <style:style style:name="P17" style:family="paragraph" style:parent-style-name="Text_20_body" style:list-style-name="L4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</style:style>
    <style:style style:name="P18" style:family="paragraph" style:parent-style-name="Text_20_body" style:list-style-name="L4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19" style:family="paragraph" style:parent-style-name="Text_20_body">
      <style:paragraph-properties fo:margin-left="0in" fo:margin-right="0in" fo:margin-top="0.2083in" fo:margin-bottom="0.1043in" style:contextual-spacing="false" style:line-height-at-least="0.2709in" fo:orphans="0" fo:widows="2" fo:text-indent="0in" style:auto-text-indent="false"/>
      <style:text-properties fo:font-variant="normal" fo:text-transform="none" fo:color="#001d35" loext:opacity="100%" style:font-name="Google Sans" fo:font-size="13.5pt" fo:letter-spacing="normal" fo:font-style="normal" fo:font-weight="bold"/>
    </style:style>
    <style:style style:name="P20" style:family="paragraph" style:parent-style-name="Text_20_body" style:list-style-name="L5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</style:style>
    <style:style style:name="P21" style:family="paragraph" style:parent-style-name="Text_20_body" style:list-style-name="L5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22" style:family="paragraph" style:parent-style-name="Text_20_body" style:list-style-name="L6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</style:style>
    <style:style style:name="P23" style:family="paragraph" style:parent-style-name="Text_20_body" style:list-style-name="L6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24" style:family="paragraph" style:parent-style-name="Text_20_body" style:list-style-name="L7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</style:style>
    <style:style style:name="P25" style:family="paragraph" style:parent-style-name="Text_20_body" style:list-style-name="L7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26" style:family="paragraph" style:parent-style-name="Text_20_body" style:list-style-name="L7">
      <style:paragraph-properties fo:margin-left="0in" fo:margin-right="0in" fo:margin-top="0in" fo:margin-bottom="0in" style:contextual-spacing="false" style:line-height-at-least="0.2291in" fo:orphans="0" fo:widows="2" fo:text-indent="0in" style:auto-text-indent="false" fo:padding="0in" fo:border="none"/>
    </style:style>
    <style:style style:name="P27" style:family="paragraph" style:parent-style-name="Text_20_body" style:list-style-name="L8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</style:style>
    <style:style style:name="P28" style:family="paragraph" style:parent-style-name="Text_20_body" style:list-style-name="L8">
      <style:paragraph-properties fo:margin-left="0in" fo:margin-right="0in" fo:margin-top="0in" fo:margin-bottom="0in" style:contextual-spacing="false" style:line-height-at-least="0.2291in" fo:orphans="0" fo:widows="2" fo:text-indent="0in" style:auto-text-indent="false" fo:padding="0in" fo:border="none"/>
    </style:style>
    <style:style style:name="P29" style:family="paragraph" style:parent-style-name="Text_20_body" style:list-style-name="L9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001d35" loext:opacity="100%" style:font-name="Google Sans" fo:font-size="12pt" fo:letter-spacing="normal" fo:font-style="normal" fo:font-weight="normal"/>
    </style:style>
    <style:style style:name="P30" style:family="paragraph" style:parent-style-name="Text_20_body" style:list-style-name="L9">
      <style:paragraph-properties fo:margin-left="0in" fo:margin-right="0in" fo:margin-top="0in" fo:margin-bottom="0in" style:contextual-spacing="false" style:line-height-at-least="0.2291in" fo:orphans="0" fo:widows="2" fo:text-indent="0in" style:auto-text-indent="false" fo:padding="0in" fo:border="none"/>
      <style:text-properties fo:font-variant="normal" fo:text-transform="none" fo:color="#001d35" loext:opacity="100%" style:font-name="Google Sans" fo:font-size="12pt" fo:letter-spacing="normal" fo:font-style="normal" fo:font-weight="normal"/>
    </style:style>
    <style:style style:name="P31" style:family="paragraph" style:parent-style-name="Text_20_body">
      <style:paragraph-properties fo:margin-left="0in" fo:margin-right="0in" fo:margin-top="0.1043in" fo:margin-bottom="0.2083in" style:contextual-spacing="false" fo:orphans="2" fo:widows="2" fo:text-indent="0in" style:auto-text-indent="false"/>
      <style:text-properties fo:font-variant="normal" fo:text-transform="none" fo:color="#001d35" loext:opacity="100%" style:font-name="Google Sans" fo:font-size="13.5pt" fo:letter-spacing="normal" fo:font-style="normal" fo:font-weight="normal"/>
    </style:style>
    <style:style style:name="T1" style:family="text">
      <style:text-properties fo:font-variant="normal" fo:text-transform="none" fo:color="#001d35" loext:opacity="100%" style:font-name="Google Sans" fo:font-size="13.5pt" fo:letter-spacing="normal" fo:font-style="normal" fo:font-weight="bold"/>
    </style:style>
    <style:style style:name="T2" style:family="text">
      <style:text-properties fo:font-variant="normal" fo:text-transform="none" fo:color="#001d35" loext:opacity="100%" style:font-name="Google Sans" fo:font-size="12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001d35" loext:opacity="100%" style:font-name="Google Sans" fo:font-size="12pt" fo:letter-spacing="normal" fo:font-style="normal" style:text-underline-style="solid" style:text-underline-width="auto" style:text-underline-color="font-color" fo:font-weight="bold" loext:padding="0in" loext:border="none"/>
    </style:style>
    <style:style style:name="T4" style:family="text"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545d7e" loext:opacity="100%" style:font-name="Google Sans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6" style:family="text">
      <style:text-properties fo:font-variant="normal" fo:text-transform="none" fo:color="#001d35" loext:opacity="100%" style:font-name="Google Sans" fo:font-size="13.5pt" fo:letter-spacing="normal" fo:font-style="normal" fo:font-weight="bold" officeooo:rsid="0015bd22"/>
    </style:style>
    <style:style style:name="T7" style:family="text">
      <style:text-properties officeooo:rsid="0015bd22"/>
    </style:style>
    <style:style style:name="T8" style:family="text">
      <style:text-properties fo:font-variant="normal" fo:text-transform="none" fo:color="#001d35" loext:opacity="100%" style:font-name="Google Sans" fo:font-size="12pt" fo:letter-spacing="normal" fo:font-style="normal" fo:font-weight="normal"/>
    </style:style>
    <style:style style:name="T9" style:family="text">
      <style:text-properties fo:font-variant="normal" fo:text-transform="none" fo:color="#545d7e" loext:opacity="100%" fo:font-family="monospace" fo:font-size="12pt" fo:letter-spacing="normal" fo:font-style="normal" fo:font-weight="normal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 <text:span text:style-name="Strong_20_Emphasis">Data Warehousing &amp; ETL Pipelines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1">1. Foundational Knowledge:</text:span></text:span></text:p>
      <text:list text:style-name="L1">
        <text:list-item>
          <text:p text:style-name="P2"><text:span text:style-name="Strong_20_Emphasis"><text:span text:style-name="T2">Data Warehousing:</text:span></text:span></text:p>
          <text:p text:style-name="P3">Begin by understanding the core principles of data warehousing, such as dimensional modeling, star schema, and snowflake schema. </text:p>
        </text:list-item>
        <text:list-item>
          <text:p text:style-name="P2"><text:span text:style-name="Strong_20_Emphasis"><text:span text:style-name="T2">ETL:</text:span></text:span></text:p>
          <text:p text:style-name="P3">Grasp the fundamental concepts of ETL (Extract, Transform, Load), including how data is extracted from various sources, transformed into a usable format, and loaded into a data warehouse. </text:p>
        </text:list-item>
        <text:list-item>
          <text:p text:style-name="P4"><text:a xlink:type="simple" xlink:href="https://www.google.com/search?rlz=1C1GCEA_enIN1105IN1105&amp;cs=0&amp;sca_esv=2c8daee0e1b58519&amp;q=Data+Modeling&amp;sa=X&amp;ved=2ahUKEwjCoO7Vz4CPAxVo3TgGHRbNNAUQxccNegQIFRAB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Strong_20_Emphasis"><text:span text:style-name="T3">Data Modeling</text:span></text:span></text:a><text:span text:style-name="Strong_20_Emphasis"><text:span text:style-name="T2">:</text:span></text:span></text:p>
          <text:p text:style-name="P5">Learn about different data modeling techniques used in data warehousing, such as star schema and snowflake schema, and their impact on query performance and data management. </text:p>
        </text:list-item>
      </text:list>
      <text:p text:style-name="P6">2. Practical Application:</text:p>
      <text:list text:style-name="L2">
        <text:list-item>
          <text:p text:style-name="P7"><text:a xlink:type="simple" xlink:href="https://www.google.com/search?rlz=1C1GCEA_enIN1105IN1105&amp;cs=0&amp;sca_esv=2c8daee0e1b58519&amp;q=ETL+Tools&amp;sa=X&amp;ved=2ahUKEwjCoO7Vz4CPAxVo3TgGHRbNNAUQxccNegQIOhAB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Strong_20_Emphasis"><text:span text:style-name="T3">ETL Tools</text:span></text:span></text:a><text:span text:style-name="Strong_20_Emphasis"><text:span text:style-name="T2">:</text:span></text:span></text:p>
          <text:p text:style-name="P7"><text:span text:style-name="T4">Explore various ETL tools like </text:span><text:a xlink:type="simple" xlink:href="https://www.google.com/search?rlz=1C1GCEA_enIN1105IN1105&amp;cs=0&amp;sca_esv=2c8daee0e1b58519&amp;q=Apache+NiFi&amp;sa=X&amp;ved=2ahUKEwjCoO7Vz4CPAxVo3TgGHRbNNAUQxccNegQIRBAB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T5">Apache NiFi</text:span></text:a><text:span text:style-name="T4">, </text:span><text:a xlink:type="simple" xlink:href="https://www.google.com/search?rlz=1C1GCEA_enIN1105IN1105&amp;cs=0&amp;sca_esv=2c8daee0e1b58519&amp;q=Talend&amp;sa=X&amp;ved=2ahUKEwjCoO7Vz4CPAxVo3TgGHRbNNAUQxccNegQIRBAC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T5">Talend</text:span></text:a><text:span text:style-name="T4">, </text:span><text:a xlink:type="simple" xlink:href="https://www.google.com/search?rlz=1C1GCEA_enIN1105IN1105&amp;cs=0&amp;sca_esv=2c8daee0e1b58519&amp;q=AWS+Glue&amp;sa=X&amp;ved=2ahUKEwjCoO7Vz4CPAxVo3TgGHRbNNAUQxccNegQIRBAD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T5">AWS Glue</text:span></text:a><text:span text:style-name="T4">, </text:span><text:a xlink:type="simple" xlink:href="https://www.google.com/search?rlz=1C1GCEA_enIN1105IN1105&amp;cs=0&amp;sca_esv=2c8daee0e1b58519&amp;q=Informatica+PowerCenter&amp;sa=X&amp;ved=2ahUKEwjCoO7Vz4CPAxVo3TgGHRbNNAUQxccNegQIRBAE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T5">Informatica PowerCenter</text:span></text:a><text:span text:style-name="T4">, or even </text:span><text:a xlink:type="simple" xlink:href="https://www.google.com/search?rlz=1C1GCEA_enIN1105IN1105&amp;cs=0&amp;sca_esv=2c8daee0e1b58519&amp;q=open-source+alternatives&amp;sa=X&amp;ved=2ahUKEwjCoO7Vz4CPAxVo3TgGHRbNNAUQxccNegQIRBAF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T5">open-source alternatives</text:span></text:a><text:span text:style-name="T4">. </text:span></text:p>
        </text:list-item>
        <text:list-item>
          <text:p text:style-name="P7"><text:a xlink:type="simple" xlink:href="https://www.google.com/search?rlz=1C1GCEA_enIN1105IN1105&amp;cs=0&amp;sca_esv=2c8daee0e1b58519&amp;q=Data+Sources&amp;sa=X&amp;ved=2ahUKEwjCoO7Vz4CPAxVo3TgGHRbNNAUQxccNegQIPRAB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Strong_20_Emphasis"><text:span text:style-name="T3">Data Sources</text:span></text:span></text:a><text:span text:style-name="Strong_20_Emphasis"><text:span text:style-name="T2">:</text:span></text:span></text:p>
          <text:p text:style-name="P8">Practice extracting data from different sources like databases, flat files, and APIs using these tools. </text:p>
        </text:list-item>
        <text:list-item>
          <text:p text:style-name="P7"><text:a xlink:type="simple" xlink:href="https://www.google.com/search?rlz=1C1GCEA_enIN1105IN1105&amp;cs=0&amp;sca_esv=2c8daee0e1b58519&amp;q=Data+Transformation&amp;sa=X&amp;ved=2ahUKEwjCoO7Vz4CPAxVo3TgGHRbNNAUQxccNegQIOxAB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Strong_20_Emphasis"><text:span text:style-name="T3">Data Transformation</text:span></text:span></text:a><text:span text:style-name="Strong_20_Emphasis"><text:span text:style-name="T2">:</text:span></text:span></text:p>
          <text:p text:style-name="P8">Experiment with data transformation techniques using SQL, Python, or specialized ETL tools to cleanse, aggregate, and reshape data. </text:p>
        </text:list-item>
        <text:list-item>
          <text:p text:style-name="P9"><text:a xlink:type="simple" xlink:href="https://www.google.com/search?rlz=1C1GCEA_enIN1105IN1105&amp;cs=0&amp;sca_esv=2c8daee0e1b58519&amp;q=Real-world+Projects&amp;sa=X&amp;ved=2ahUKEwjCoO7Vz4CPAxVo3TgGHRbNNAUQxccNegQIPBAB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Strong_20_Emphasis"><text:span text:style-name="T3">Real-world Projects</text:span></text:span></text:a><text:span text:style-name="Strong_20_Emphasis"><text:span text:style-name="T2">:</text:span></text:span></text:p>
          <text:p text:style-name="P9"><text:span text:style-name="T4">Engage in projects that involve building data warehouses and ETL pipelines. This could involve working with publicly available datasets (e.g., </text:span><text:a xlink:type="simple" xlink:href="https://www.google.com/search?rlz=1C1GCEA_enIN1105IN1105&amp;cs=0&amp;sca_esv=2c8daee0e1b58519&amp;q=Kaggle&amp;sa=X&amp;ved=2ahUKEwjCoO7Vz4CPAxVo3TgGHRbNNAUQxccNegQITBAB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T5">Kaggle</text:span></text:a><text:span text:style-name="T4">) or contributing to open-source projects. </text:span></text:p>
        </text:list-item>
      </text:list>
      <text:p text:style-name="P1"><text:span text:style-name="Strong_20_Emphasis"/></text:p>
      <text:p text:style-name="P1"><text:span text:style-name="Strong_20_Emphasis"><text:span text:style-name="T6">3</text:span></text:span><text:span text:style-name="Strong_20_Emphasis"><text:span text:style-name="T1">. Best Practices:</text:span></text:span></text:p>
      <text:list text:style-name="L3">
        <text:list-item>
          <text:p text:style-name="P10"><text:span text:style-name="Strong_20_Emphasis"><text:span text:style-name="T2">Define Clear Requirements:</text:span></text:span></text:p>
          <text:p text:style-name="P11">Before building an ETL pipeline, clearly define your data requirements, including the data sources, transformations needed, and the desired output format.</text:p>
        </text:list-item>
        <text:list-item>
          <text:p text:style-name="P10"><text:span text:style-name="Strong_20_Emphasis"><text:span text:style-name="T2">Ensure Data Quality:</text:span></text:span></text:p>
          <text:p text:style-name="P11"><text:soft-page-break/>Implement data validation, cleansing, and standardization techniques during the transformation stage to ensure the accuracy and consistency of the data loaded into the data warehouse.</text:p>
        </text:list-item>
        <text:list-item>
          <text:p text:style-name="P12"><text:span text:style-name="Strong_20_Emphasis"><text:span text:style-name="T2">Optimize Performance:</text:span></text:span></text:p>
          <text:p text:style-name="P13">Optimize ETL processes for large datasets by implementing techniques like parallel processing, incremental loading, and data partitioning. </text:p>
        </text:list-item>
      </text:list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7">Resources:</text:span></text:span></text:p>
      <text:p text:style-name="P1"><text:span text:style-name="Strong_20_Emphasis"/></text:p>
      <text:p text:style-name="P1"><text:a xlink:type="simple" xlink:href="https://www.linkedin.com/advice/0/what-best-ways-learn-apply-data-warehousing" text:style-name="Internet_20_link" text:visited-style-name="Visited_20_Internet_20_Link">https://www.linkedin.com/advice/0/what-best-ways-learn-apply-data-warehousing</text:a></text:p>
      <text:p text:style-name="P1"/>
      <text:p text:style-name="P1"><text:a xlink:type="simple" xlink:href="https://www.projectpro.io/article/how-to-learn-etl/913" text:style-name="Internet_20_link" text:visited-style-name="Visited_20_Internet_20_Link">https://www.projectpro.io/article/how-to-learn-etl/913</text:a></text:p>
      <text:p text:style-name="P1"/>
      <text:p text:style-name="P1"><text:a xlink:type="simple" xlink:href="https://peliqan.io/blog/data-warehouse-etl/" text:style-name="Internet_20_link" text:visited-style-name="Visited_20_Internet_20_Link">https://peliqan.io/blog/data-warehouse-etl/</text:a></text:p>
      <text:p text:style-name="P1"/>
      <text:p text:style-name="P1"><text:a xlink:type="simple" xlink:href="https://www.youtube.com/watch?v=pGjQJmX_IfM&amp;t=267s" text:style-name="Internet_20_link" text:visited-style-name="Visited_20_Internet_20_Link">https://www.youtube.com/watch?v=pGjQJmX_IfM&amp;t=267s</text:a></text:p>
      <text:p text:style-name="P1"/>
      <text:p text:style-name="P1">https://www.youtube.com/watch?v=HKcEyHF1U00&amp;t=1517s</text:p>
      <text:p text:style-name="P14"/>
      <text:p text:style-name="P14"/>
      <text:p text:style-name="P14"/>
      <text:p text:style-name="P14">Project :</text:p>
      <text:p text:style-name="P14"/>
      <text:p text:style-name="P1"><text:a xlink:type="simple" xlink:href="https://www.youtube.com/watch?v=9GVqKuTVANE&amp;t=630s" text:style-name="Internet_20_link" text:visited-style-name="Visited_20_Internet_20_Link">https://www.youtube.com/watch?v=9GVqKuTVANE&amp;t=630s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5">An intermediate-level data warehouse and ETL project using Python and AWS can involve building a pipeline to ingest, transform, and store data for analytical purposes.</text:p>
      <text:p text:style-name="P16">Project Scenario: E-commerce Sales Data Analysis</text:p>
      <text:p text:style-name="P16">1. Data Sources:</text:p>
      <text:list text:style-name="L4">
        <text:list-item>
          <text:p text:style-name="P17"><text:span text:style-name="Strong_20_Emphasis"><text:span text:style-name="T8">Transactional data:</text:span></text:span><text:span text:style-name="T8"> Sales orders, product information, customer details (e.g., CSV files, a small relational database).</text:span></text:p>
        </text:list-item>
        <text:list-item>
          <text:p text:style-name="P18"><text:span text:style-name="Strong_20_Emphasis"><text:span text:style-name="T8">Web analytics data:</text:span></text:span><text:span text:style-name="T8"> Website visits, page views (e.g., log files, a simulated API endpoint).</text:span></text:p>
        </text:list-item>
      </text:list>
      <text:p text:style-name="P19">2. AWS Services:</text:p>
      <text:list text:style-name="L5">
        <text:list-item>
          <text:p text:style-name="P20"><text:span text:style-name="Strong_20_Emphasis"><text:span text:style-name="T8">Amazon S3:</text:span></text:span><text:span text:style-name="T8"> For raw data storage (landing zone) and transformed data storage.</text:span></text:p>
        </text:list-item>
        <text:list-item>
          <text:p text:style-name="P20"><text:span text:style-name="Strong_20_Emphasis"><text:span text:style-name="T8">AWS Lambda:</text:span></text:span><text:span text:style-name="T8"> To trigger ETL processes based on S3 events or scheduled intervals.</text:span></text:p>
        </text:list-item>
        <text:list-item>
          <text:p text:style-name="P20"><text:span text:style-name="Strong_20_Emphasis"><text:span text:style-name="T8">Amazon Redshift:</text:span></text:span><text:span text:style-name="T8"> As the cloud data warehouse for analytical queries.</text:span></text:p>
        </text:list-item>
        <text:list-item>
          <text:p text:style-name="P20"><text:span text:style-name="Strong_20_Emphasis"><text:span text:style-name="T8">AWS Glue:</text:span></text:span><text:span text:style-name="T8"> For serverless ETL jobs (optional, but good for intermediate level).</text:span></text:p>
        </text:list-item>
        <text:list-item>
          <text:p text:style-name="P21"><text:span text:style-name="Strong_20_Emphasis"><text:span text:style-name="T8">Amazon CloudWatch:</text:span></text:span><text:span text:style-name="T8"> For monitoring and logging.</text:span></text:p>
        </text:list-item>
      </text:list>
      <text:p text:style-name="P19">3. Python Libraries:</text:p>
      <text:list text:style-name="L6">
        <text:list-item>
          <text:p text:style-name="P22"><text:span text:style-name="Strong_20_Emphasis"><text:span text:style-name="T8">Pandas:</text:span></text:span><text:span text:style-name="T8"> For data manipulation and transformation.</text:span></text:p>
        </text:list-item>
        <text:list-item>
          <text:p text:style-name="P22"><text:span text:style-name="Strong_20_Emphasis"><text:span text:style-name="T8">Boto3:</text:span></text:span><text:span text:style-name="T8"> To interact with AWS services (S3, Redshift, Glue).</text:span></text:p>
        </text:list-item>
        <text:list-item>
          <text:p text:style-name="P23"><text:span text:style-name="Strong_20_Emphasis"><text:span text:style-name="T8">Psycopg2:</text:span></text:span><text:span text:style-name="T8"> To connect and interact with Redshift (if not using Glue).</text:span></text:p>
        </text:list-item>
      </text:list>
      <text:p text:style-name="P19">4. ETL Process Steps:</text:p>
      <text:list text:style-name="L7">
        <text:list-item>
          <text:p text:style-name="P24"><text:span text:style-name="Strong_20_Emphasis"><text:span text:style-name="T2">Extraction:</text:span></text:span></text:p>
          <text:list>
            <text:list-item>
              <text:p text:style-name="P24"><text:span text:style-name="Strong_20_Emphasis"><text:span text:style-name="T4">Data Ingestion to S3:</text:span></text:span><text:span text:style-name="T4"> Python scripts (potentially running on EC2 or Lambda) extract data from sources and upload it to designated S3 buckets (e.g., </text:span><text:span text:style-name="Source_20_Text"><text:span text:style-name="T9">raw-sales-data</text:span></text:span><text:span text:style-name="T4">, </text:span><text:span text:style-name="Source_20_Text"><text:span text:style-name="T9">raw-web-logs</text:span></text:span><text:span text:style-name="T4">).</text:span></text:p>
            </text:list-item>
            <text:list-item>
              <text:p text:style-name="P25"><text:span text:style-name="Strong_20_Emphasis"><text:span text:style-name="T4">Lambda Trigger:</text:span></text:span><text:span text:style-name="T4"> Configure Lambda functions to trigger upon new file uploads to the raw S3 buckets.</text:span></text:p>
            </text:list-item>
          </text:list>
        </text:list-item>
        <text:list-item>
          <text:p text:style-name="P24"><text:span text:style-name="Strong_20_Emphasis"><text:span text:style-name="T2">Transformation:</text:span></text:span></text:p>
          <text:list>
            <text:list-item>
              <text:p text:style-name="P24"><text:span text:style-name="Strong_20_Emphasis"><text:span text:style-name="T4">Data Cleaning and Standardization:</text:span></text:span><text:span text:style-name="T4"> Python scripts (executed by Lambda or AWS Glue jobs) clean the raw data (handle missing values, correct data types, standardize formats).</text:span></text:p>
            </text:list-item>
            <text:list-item>
              <text:p text:style-name="P24"><text:soft-page-break/><text:span text:style-name="Strong_20_Emphasis"><text:span text:style-name="T4">Data Enrichment:</text:span></text:span><text:span text:style-name="T4"> Join sales data with product information, calculate derived metrics (e.g., total sales per order, average session duration).</text:span></text:p>
            </text:list-item>
            <text:list-item>
              <text:p text:style-name="P24"><text:span text:style-name="Strong_20_Emphasis"><text:span text:style-name="T4">Data Aggregation:</text:span></text:span><text:span text:style-name="T4"> Aggregate data for reporting (e.g., daily sales summaries, monthly customer activity).</text:span></text:p>
            </text:list-item>
            <text:list-item>
              <text:p text:style-name="P25"><text:span text:style-name="Strong_20_Emphasis"><text:span text:style-name="T4">Schema Definition:</text:span></text:span><text:span text:style-name="T4"> Define the target schema for the data warehouse tables.</text:span></text:p>
            </text:list-item>
          </text:list>
        </text:list-item>
        <text:list-item>
          <text:p text:style-name="P25"><text:span text:style-name="Strong_20_Emphasis"><text:span text:style-name="T2">Loading:</text:span></text:span></text:p>
          <text:list>
            <text:list-item>
              <text:p text:style-name="P24"><text:span text:style-name="Strong_20_Emphasis"><text:span text:style-name="T4">Load to Redshift:</text:span></text:span><text:span text:style-name="T4"> Transformed data is loaded from S3 into Redshift tables using </text:span><text:span text:style-name="Source_20_Text"><text:span text:style-name="T9">COPY</text:span></text:span><text:span text:style-name="T4"> commands (if using Boto3/Psycopg2) or via AWS Glue's Redshift connector.</text:span></text:p>
            </text:list-item>
            <text:list-item>
              <text:p text:style-name="P26"><text:span text:style-name="Strong_20_Emphasis"><text:span text:style-name="T4">Fact and Dimension Tables:</text:span></text:span><text:span text:style-name="T4"> Design a star or snowflake schema in Redshift (e.g., </text:span><text:span text:style-name="Source_20_Text"><text:span text:style-name="T9">fact_sales</text:span></text:span><text:span text:style-name="T4">, </text:span><text:span text:style-name="Source_20_Text"><text:span text:style-name="T9">dim_products</text:span></text:span><text:span text:style-name="T4">, </text:span><text:span text:style-name="Source_20_Text"><text:span text:style-name="T9">dim_customers</text:span></text:span><text:span text:style-name="T4">, </text:span><text:span text:style-name="Source_20_Text"><text:span text:style-name="T9">dim_time</text:span></text:span><text:span text:style-name="T4">).</text:span></text:p>
            </text:list-item>
          </text:list>
        </text:list-item>
      </text:list>
      <text:p text:style-name="P19">5. Automation and Orchestration:</text:p>
      <text:list text:style-name="L8">
        <text:list-item>
          <text:p text:style-name="P27"><text:span text:style-name="Strong_20_Emphasis"><text:span text:style-name="T8">AWS Lambda and S3 Events:</text:span></text:span><text:span text:style-name="T8"> For event-driven processing of new data.</text:span></text:p>
        </text:list-item>
        <text:list-item>
          <text:p text:style-name="P27"><text:span text:style-name="Strong_20_Emphasis"><text:span text:style-name="T8">AWS Glue Workflows:</text:span></text:span><text:span text:style-name="T8"> To orchestrate a series of ETL jobs (if using Glue).</text:span></text:p>
        </text:list-item>
        <text:list-item>
          <text:p text:style-name="P28"><text:span text:style-name="Strong_20_Emphasis"><text:span text:style-name="T8">CloudWatch Events/Scheduled Lambda:</text:span></text:span><text:span text:style-name="T8"> For time-based scheduling of ETL tasks.</text:span></text:p>
        </text:list-item>
      </text:list>
      <text:p text:style-name="P19">6. Data Warehouse Usage:</text:p>
      <text:list text:style-name="L9">
        <text:list-item>
          <text:p text:style-name="P29">Connect Business Intelligence (BI) tools (e.g., Tableau, Power BI, Amazon QuickSight) to Redshift for data visualization and reporting.</text:p>
        </text:list-item>
        <text:list-item>
          <text:p text:style-name="P30">Perform ad-hoc analytical queries on the transformed data.</text:p>
        </text:list-item>
      </text:list>
      <text:p text:style-name="P31">This project provides a practical application of core data warehousing and ETL concepts within the AWS ecosystem, utilizing Python for data processing and automation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0T21:38:29.508618700</meta:creation-date>
    <dc:date>2025-08-14T15:36:09.090636600</dc:date>
    <meta:editing-duration>PT2M8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4" meta:paragraph-count="67" meta:word-count="697" meta:character-count="4914" meta:non-whitespace-character-count="4317"/>
  </office:meta>
</office:document-meta>
</file>